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10904572</text:p>
      <text:p text:style-name="P2">DCIT 205</text:p>
      <text:p text:style-name="P3">ASSIGNMENT 3</text:p>
      <text:p text:style-name="P4"/>
      <text:p text:style-name="Normal"><text:span text:style-name="T5">Percentage is a measurement unit that is used to describe size as relative to an element’s parent object. Also, percentages allows elements to adapt to different screen sizes in<text:s/></text:span><text:span text:style-name="T6">the case of an increase or decrease of screen size</text:span><text:span text:style-name="T7"><text:s/>whereas Fixed Sizes<text:s/></text:span><text:span text:style-name="T8">is a static measurement. It is used so a page layout does not change<text:s/></text:span><text:span text:style-name="T9">in<text:s/></text:span><text:span text:style-name="T10">size</text:span><text:span text:style-name="T11"><text:s/>when the browser height or width is chang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TIM, PAPA YAW</meta:initial-creator>
    <dc:creator>NTIM, PAPA YAW</dc:creator>
    <meta:creation-date>2022-03-17T06:38:00Z</meta:creation-date>
    <dc:date>2022-03-17T06:50:00Z</dc:date>
    <meta:template xlink:href="Normal.dotm" xlink:type="simple"/>
    <meta:editing-cycles>1</meta:editing-cycles>
    <meta:editing-duration>PT720S</meta:editing-duration>
    <meta:document-statistic meta:page-count="1" meta:paragraph-count="1" meta:word-count="60" meta:character-count="402" meta:row-count="2" meta:non-whitespace-character-count="343"/>
  </office:meta>
</office:document-meta>
</file>